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Твойта Прелест</text:p>
      <text:p text:style-name="Normal"/>
      <text:p text:style-name="Normal">Твойта хубост, твоите пъстри гори, дъбовете ти, цветята ти с мирис на прелест и божествененост , стичащите ти реки, водопади и големите много-цветните планини.</text:p>
      <text:p text:style-name="Normal"/>
      <text:p text:style-name="Normal">Горите ти винаги така ярко зелени, блестящи все едно са били огряти от могъщата Божия светлина.</text:p>
      <text:p text:style-name="Normal"/>
      <text:p text:style-name="Normal">Твойта елегантност, ни причинява в сърцата ни само слабост, за тези които не могат да изпитат твойта младост.<text:s/></text:p>
      <text:p text:style-name="Normal"/>
      <text:p text:style-name="Normal">Природата ти все така красива сякаш виртуозен художник е сътворил до най-малкият детайл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 boboychev</dc:creator>
    <meta:creation-date>2023-05-20T18:17:00Z</meta:creation-date>
    <dc:date>2023-10-25T09:43:00Z</dc:date>
    <meta:template xlink:href="Normal.dotm" xlink:type="simple"/>
    <meta:editing-cycles>8</meta:editing-cycles>
    <meta:editing-duration>PT780S</meta:editing-duration>
    <meta:document-statistic meta:page-count="1" meta:paragraph-count="1" meta:word-count="71" meta:character-count="476" meta:row-count="3" meta:non-whitespace-character-count="406"/>
  </office:meta>
</office:document-meta>
</file>